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erif"/>
    <style:font-face style:name="標楷體" svg:font-family="標楷體" style:font-family-generic="script"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name-asian="標楷體" style:font-size-asian="18pt" style:language-asian="zh" style:country-asian="TW" style:font-size-complex="18pt"/>
    </style:style>
    <style:style style:name="P3" style:family="paragraph" style:parent-style-name="Standard">
      <style:paragraph-properties fo:line-height="150%" fo:text-align="start" style:justify-single-word="false"/>
      <style:text-properties fo:font-variant="normal" fo:text-transform="none" fo:color="#000000" style:font-name="標楷體" fo:font-size="14pt" fo:letter-spacing="normal" style:font-name-asian="標楷體" style:font-size-asian="14pt" style:language-asian="zh" style:country-asian="TW" style:font-style-asian="normal" style:font-weight-asian="normal" style:font-size-complex="14pt"/>
    </style:style>
    <style:style style:name="P4" style:family="paragraph" style:parent-style-name="Standard" style:list-style-name="L1">
      <style:paragraph-properties fo:line-height="150%" fo:text-align="start" style:justify-single-word="false"/>
      <style:text-properties style:font-name="標楷體" fo:font-size="14pt" style:font-name-asian="標楷體" style:font-size-asian="14pt" style:language-asian="zh" style:country-asian="TW" style:font-size-complex="14pt"/>
    </style:style>
    <style:style style:name="P5" style:family="paragraph" style:parent-style-name="Standard" style:list-style-name="L2">
      <style:paragraph-properties fo:line-height="150%" fo:text-align="start" style:justify-single-word="false"/>
      <style:text-properties style:font-name="標楷體" fo:font-size="14pt" style:font-name-asian="標楷體" style:font-size-asian="14pt" style:language-asian="zh" style:country-asian="TW" style:font-size-complex="14pt"/>
    </style:style>
    <style:style style:name="P6" style:family="paragraph" style:parent-style-name="Standard" style:list-style-name="L5">
      <style:paragraph-properties fo:line-height="150%" fo:text-align="start" style:justify-single-word="false"/>
      <style:text-properties style:font-name="標楷體" fo:font-size="14pt" style:font-name-asian="標楷體" style:font-size-asian="14pt" style:language-asian="zh" style:country-asian="TW" style:font-size-complex="14pt"/>
    </style:style>
    <style:style style:name="P7" style:family="paragraph" style:parent-style-name="Standard" style:list-style-name="L5">
      <style:paragraph-properties fo:line-height="150%" fo:text-align="start" style:justify-single-word="false"/>
      <style:text-properties style:font-name="標楷體" fo:font-size="14pt" fo:font-weight="normal" style:font-name-asian="標楷體" style:font-size-asian="14pt" style:font-weight-asian="normal" style:font-size-complex="14pt" style:font-weight-complex="normal"/>
    </style:style>
    <style:style style:name="P8" style:family="paragraph" style:parent-style-name="Standard" style:list-style-name="L2">
      <style:paragraph-properties fo:line-height="150%" fo:text-align="start" style:justify-single-word="false"/>
      <style:text-properties fo:font-size="14pt" style:font-name-asian="標楷體" style:font-size-asian="14pt" style:language-asian="zh" style:country-asian="TW" style:font-size-complex="14pt"/>
    </style:style>
    <style:style style:name="P9" style:family="paragraph" style:parent-style-name="Standard" style:list-style-name="L3">
      <style:paragraph-properties fo:line-height="150%" fo:text-align="start" style:justify-single-word="false"/>
      <style:text-properties fo:font-size="14pt" style:font-name-asian="標楷體" style:font-size-asian="14pt" style:language-asian="zh" style:country-asian="TW" style:font-size-complex="14pt"/>
    </style:style>
    <style:style style:name="P10" style:family="paragraph" style:parent-style-name="Standard" style:list-style-name="L4">
      <style:paragraph-properties fo:line-height="150%" fo:text-align="start" style:justify-single-word="false"/>
      <style:text-properties fo:font-size="14pt" style:font-name-asian="標楷體" style:font-size-asian="14pt" style:language-asian="zh" style:country-asian="TW" style:font-size-complex="14pt"/>
    </style:style>
    <style:style style:name="P11" style:family="paragraph" style:parent-style-name="Standard" style:list-style-name="L3">
      <style:paragraph-properties fo:line-height="150%" fo:text-align="start" style:justify-single-word="false"/>
    </style:style>
    <style:style style:name="P12" style:family="paragraph" style:parent-style-name="Standard" style:list-style-name="L3">
      <style:paragraph-properties fo:line-height="150%" fo:text-align="start" style:justify-single-word="false"/>
      <style:text-properties style:font-name="Times New Roman1" fo:font-size="14pt" fo:letter-spacing="0.049cm" fo:language="en" fo:country="US" style:font-name-asian="標楷體" style:font-size-asian="14pt" style:language-asian="zh" style:country-asian="TW" style:font-size-complex="14pt"/>
    </style:style>
    <style:style style:name="P13" style:family="paragraph" style:parent-style-name="Standard" style:list-style-name="L5">
      <style:paragraph-properties fo:line-height="150%" fo:text-align="start" style:justify-single-word="false"/>
      <style:text-properties fo:font-variant="normal" fo:text-transform="none" fo:color="#000000" style:font-name="標楷體" fo:font-size="14pt" fo:letter-spacing="normal" fo:font-weight="normal" style:font-name-asian="標楷體" style:font-size-asian="14pt" style:language-asian="zh" style:country-asian="TW" style:font-style-asian="normal" style:font-weight-asian="normal" style:font-size-complex="14pt" style:font-weight-complex="normal"/>
    </style:style>
    <style:style style:name="P14" style:family="paragraph" style:parent-style-name="Text_20_body" style:list-style-name="L4">
      <style:paragraph-properties fo:line-height="150%" fo:text-align="start" style:justify-single-word="false"/>
      <style:text-properties fo:font-size="14pt" style:font-name-asian="標楷體" style:font-size-asian="14pt" style:language-asian="zh" style:country-asian="TW" style:font-size-complex="14pt"/>
    </style:style>
    <style:style style:name="T1" style:family="text">
      <style:text-properties style:language-asian="zh" style:country-asian="TW"/>
    </style:style>
    <style:style style:name="T2" style:family="text">
      <style:text-properties fo:font-size="14pt" style:font-name-asian="標楷體" style:font-size-asian="14pt" style:language-asian="zh" style:country-asian="TW" style:font-size-complex="14pt"/>
    </style:style>
    <style:style style:name="T3" style:family="text">
      <style:text-properties fo:font-variant="normal" fo:text-transform="none" fo:color="#000000" fo:letter-spacing="normal" style:language-asian="zh" style:country-asian="TW" style:font-style-asian="normal"/>
    </style:style>
    <style:style style:name="T4" style:family="text">
      <style:text-properties fo:font-variant="normal" fo:text-transform="none" fo:color="#000000" fo:letter-spacing="normal" fo:language="en" fo:country="US" style:language-asian="zh" style:country-asian="TW" style:font-style-asian="normal"/>
    </style:style>
    <style:style style:name="T5" style:family="text">
      <style:text-properties style:font-name="Times New Roman1" fo:font-size="14pt" fo:letter-spacing="0.049cm" fo:language="en" fo:country="US" style:font-name-asian="標楷體" style:font-size-asian="14pt" style:language-asian="zh" style:country-asian="TW" style:font-size-complex="14pt"/>
    </style:style>
    <style:style style:name="T6" style:family="text">
      <style:text-properties fo:language="en" fo:country="US"/>
    </style:style>
    <style:style style:name="T7" style:family="text">
      <style:text-properties fo:language="en" fo:country="US" style:language-asian="zh" style:country-asian="TW"/>
    </style:style>
    <text:list-style style:name="L1">
      <text:list-level-style-number text:level="1" style:num-suffix="、" style:num-format="一, 二, 三, ...">
        <style:list-level-properties text:list-level-position-and-space-mode="label-alignment">
          <style:list-level-label-alignment text:label-followed-by="nothing" fo:text-indent="0.021cm" fo:margin-left="0.019cm"/>
        </style:list-level-properties>
      </text:list-level-style-number>
      <text:list-level-style-number text:level="2" style:num-suffix="、" style:num-format="一, 二, 三,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一, 二, 三,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一, 二, 三,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一, 二, 三,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一, 二, 三,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一, 二, 三, ..." text:start-value="6">
        <style:list-level-properties text:list-level-position-and-space-mode="label-alignment">
          <style:list-level-label-alignment text:label-followed-by="nothing" fo:text-indent="0.021cm" fo:margin-left="0.019cm"/>
        </style:list-level-properties>
      </text:list-level-style-number>
      <text:list-level-style-number text:level="2" text:style-name="Numbering_20_Symbols" style:num-prefix="（" style:num-suffix="）" style:num-format="一, 二, 三, ...">
        <style:list-level-properties text:list-level-position-and-space-mode="label-alignment">
          <style:list-level-label-alignment text:label-followed-by="nothing" fo:text-indent="-1.529cm" fo:margin-left="2.17cm"/>
        </style:list-level-properties>
      </text:list-level-style-number>
      <text:list-level-style-number text:level="3" style:num-suffix="、" style:num-format="一, 二, 三, ..." text:start-value="6">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一, 二, 三, ..." text:start-value="6">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一, 二, 三, ..." text:start-value="6">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一, 二, 三, ..." text:start-value="6">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一, 二, 三, ..." text:start-value="6">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一, 二, 三, ..." text:start-value="6">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一, 二, 三, ..." text:start-value="6">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一, 二, 三, ..." text:start-value="6">
        <style:list-level-properties text:list-level-position-and-space-mode="label-alignment">
          <style:list-level-label-alignment text:label-followed-by="nothing"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基隆市安樂地政事務所</text:p>
      <text:p text:style-name="P2">105年度11月份第1次主管會議紀錄</text:p>
      <text:p text:style-name="P2"/>
      <text:list xml:id="list7412468892315078323" text:style-name="L1">
        <text:list-item>
          <text:p text:style-name="P4">時間：中華民國105年11月10日下午2時整</text:p>
        </text:list-item>
        <text:list-item>
          <text:p text:style-name="P4">地點：三樓民眾談室</text:p>
        </text:list-item>
        <text:list-item>
          <text:p text:style-name="P4">主席：李主任慶華</text:p>
        </text:list-item>
        <text:list-item>
          <text:p text:style-name="P4">出席人員：張乃文、陳宗良、周力行、李美玲、潘惠婉 <text:s text:c="3"/>紀錄：陳苑蒨</text:p>
        </text:list-item>
        <text:list-item>
          <text:p text:style-name="P4">各單位報告事項：</text:p>
        </text:list-item>
      </text:list>
      <text:list xml:id="list5797457322126175760" text:style-name="L2">
        <text:list-item>
          <text:p text:style-name="P8">第一課</text:p>
        </text:list-item>
      </text:list>
      <text:list xml:id="list6442322795099719242" text:style-name="L3">
        <text:list-item>
          <text:p text:style-name="P9">本課105年10月業務推動情形如下：</text:p>
          <text:list>
            <text:list-item>
              <text:list>
                <text:list-item>
                  <text:p text:style-name="P9">登記案件(含一般、速件、限制登記)：2,012件，較105年9月少53件【105年9月：2,065件】。</text:p>
                </text:list-item>
                <text:list-item>
                  <text:p text:style-name="P9">午休諮詢不打烊服務：324件，較105年9月多26件【105年9月：298件】。</text:p>
                </text:list-item>
                <text:list-item>
                  <text:p text:style-name="P9">到府服務案件：0件。</text:p>
                </text:list-item>
                <text:list-item>
                  <text:p text:style-name="P9">延長服務預約領件：0件</text:p>
                </text:list-item>
              </text:list>
            </text:list-item>
          </text:list>
        </text:list-item>
        <text:list-item>
          <text:p text:style-name="P9">本課截至今日各年度未領案件數量計：96年至100年共24件、101年2件、102年9件、103年2件、104年11件(較9月少1件)，持續通知領件。</text:p>
        </text:list-item>
        <text:list-item>
          <text:p text:style-name="P9">本課105年10月受理人民申請退還當年度屬2萬元以下之地政規費案件計3件，皆依規定當場領訖。</text:p>
        </text:list-item>
        <text:list-item>
          <text:p text:style-name="P9">本課105年10月更正登案：合計31件，其中：</text:p>
          <text:list>
            <text:list-item>
              <text:list>
                <text:list-item>
                  <text:p text:style-name="P9">歷史資料錯誤與他機關單位囑託：14件。</text:p>
                </text:list-item>
                <text:list-item>
                  <text:p text:style-name="P9">現行登記錯誤：3件</text:p>
                </text:list-item>
                <text:list-item>
                  <text:p text:style-name="P9">其餘為隨案加掛更正。</text:p>
                </text:list-item>
              </text:list>
            </text:list-item>
          </text:list>
        </text:list-item>
        <text:list-item>
          <text:p text:style-name="P9">本課10月暫存列管公文0件。</text:p>
        </text:list-item>
        <text:list-item>
          <text:p text:style-name="P9"><text:soft-page-break/>業務抽查7件(計有謄本、登記收件簿、書狀補給、建物所有權第一次登記)，無嚴重缺失。</text:p>
        </text:list-item>
        <text:list-item>
          <text:p text:style-name="P11"><text:span text:style-name="T2">本課10月：</text:span><text:span text:style-name="T5">投訴事件0件、創新服務6件、流程簡化4件。</text:span></text:p>
        </text:list-item>
        <text:list-item>
          <text:p text:style-name="P12">本課11月份法令研討業於4、7日辦理。</text:p>
        </text:list-item>
      </text:list>
      <text:list xml:id="list31304447" text:continue-list="list5797457322126175760" text:style-name="L2">
        <text:list-item>
          <text:p text:style-name="P8">第二課</text:p>
          <text:list>
            <text:list-item>
              <text:p text:style-name="P8">本課105年10月土地複丈案件計有：</text:p>
              <text:list>
                <text:list-item>
                  <text:p text:style-name="P8">土地鑑界案21件34筆。</text:p>
                </text:list-item>
                <text:list-item>
                  <text:p text:style-name="P8">土地分割案7件10筆。</text:p>
                </text:list-item>
              </text:list>
              <text:p text:style-name="P8">合計28件44筆。</text:p>
              <text:p text:style-name="P8">界標銷售宅配9件14筆60支，實埋62支，平均每筆銷售1.36支，平均每筆實埋1.41支。</text:p>
            </text:list-item>
            <text:list-item>
              <text:p text:style-name="P8">本課105年10月人民申請退還複丈規費案件6件，當年度2萬元以下6件，均已領訖。</text:p>
            </text:list-item>
            <text:list-item>
              <text:p text:style-name="P8">本月本所基線場經緯儀觀測檢校一事，業於11月7日辦理完竣。</text:p>
            </text:list-item>
            <text:list-item>
              <text:p text:style-name="P8">有關本市西定段568地號共有物分割乙案，地政處訂於11月15日召開第5次不動產糾紛調處會議。</text:p>
            </text:list-item>
          </text:list>
        </text:list-item>
        <text:list-item>
          <text:p text:style-name="P8">第三課</text:p>
          <text:list>
            <text:list-item>
              <text:p text:style-name="P8">送交總務之本所105年10月奉核以零用金支付案件共20件，均已領取；另本所105年10月無2萬元以上及跨年度退費申請案。</text:p>
            </text:list-item>
            <text:list-item>
              <text:p text:style-name="P8">本課105年10月無民眾投訴，「電話代查公告現值創新服務」、「網路申請歷年公告地價資料」及「網路申請檔案閱覽抄錄複製」業於網路宣導，電話代查服務105年10月共服務16件。</text:p>
            </text:list-item>
            <text:list-item>
              <text:p text:style-name="P8">本所106年公告土地現值作業說明會，業於10月27日下午2時30分舉行，會議紀錄已函送相關單位。</text:p>
            </text:list-item>
            <text:list-item>
              <text:p text:style-name="P8">本市106年公告土地現值簡報，訂於11月18日上午9時30分假市府<text:soft-page-break/>4樓簡報室舉行，請主任率職及四區承辦同仁參加。</text:p>
            </text:list-item>
            <text:list-item>
              <text:p text:style-name="P8">目前正逢年底地價作業地號清查更正期間，麻煩二課自即日起，逕為分割案件於106年1月初完成轉檔後再行恢辦理，以避免資料錯誤產生。</text:p>
            </text:list-item>
          </text:list>
        </text:list-item>
        <text:list-item>
          <text:p text:style-name="P8">人事</text:p>
          <text:list>
            <text:list-item>
              <text:p text:style-name="P8">關於各機關<text:span text:style-name="T6">(</text:span>構<text:span text:style-name="T6">)</text:span>、學校之臨時人員，非屬臺灣地區與大陸地區人民關係條例第<text:span text:style-name="T6">21</text:span>條之規範範圍，不受在臺灣設有戶籍滿<text:span text:style-name="T6">10</text:span>年之限制。惟各用人機關<text:span text:style-name="T6">(</text:span>構<text:span text:style-name="T6">)</text:span>、學校於進用相關人員時，仍應遵守其他有關法令規定，並應審酌其機關性質及工作內容，審慎考量評估是否適宜進用。 <text:s/></text:p>
            </text:list-item>
            <text:list-item>
              <text:p text:style-name="P8">關於銓敘部民國<text:span text:style-name="T6">105</text:span>年<text:span text:style-name="T6">5</text:span>月<text:span text:style-name="T6">9</text:span>日部法二字第<text:span text:style-name="T6">1054104228</text:span>號令適用疑義一案，對於應公務人員考試錄取，於<text:span text:style-name="T6">105</text:span>年<text:span text:style-name="T6">12</text:span>月<text:span text:style-name="T6">31</text:span>日前已分配機關實施訓練，而於<text:span text:style-name="T6">106</text:span>年<text:span text:style-name="T6">1</text:span>月<text:span text:style-name="T6">1</text:span>日以後始經機關派代任用者，基於信賴保護之法理原則，該部同意其得依前開令停止適用之相關規定，採計曾任服務年資併計公務人員休假年資；至於應公務人員考試錄取，惟至<text:span text:style-name="T6">106</text:span>年<text:span text:style-name="T6">1</text:span>月<text:span text:style-name="T6">1</text:span>日以後始分配機關實施訓練者，仍應依該部<text:span text:style-name="T6">105</text:span>年<text:span text:style-name="T6">5</text:span>月<text:span text:style-name="T6">9</text:span>日令相關規定辦理。 </text:p>
            </text:list-item>
            <text:list-item>
              <text:p text:style-name="P8">行政院人事行政總處重申為維護政府形象及貫徹政府杜絕酒駕之決心，加強宣導「酒後不開車」，在飲宴中戒除勸酒習慣，酒後請選擇「指定駕駛」或「搭乘計程車返家」等方式返家等，以避免酒後開（騎）車之危險行為，市府修正「基隆市政府及所屬各機關學校教職員工酒後駕車相關懲處標準表」業於本<text:span text:style-name="T6">(105)</text:span>年<text:span text:style-name="T6">7</text:span>月<text:span text:style-name="T6">26</text:span>日以基府人考壹字第<text:span text:style-name="T6">1050232118</text:span>號函公布修正。 <text:s/></text:p>
            </text:list-item>
            <text:list-item>
              <text:p text:style-name="P8">立法委員江永昌書面專案質詢提及「部分機關首長剋扣機關查緝獎金、工作獎勵金、加班款項等，以作為部門公積金，更甚者，可能淪為首長個人小金庫。機關人員工作獎勵金、查緝獎金、加班費等，絕對不<text:soft-page-break/>可作為部門公積金或是首長個人小金庫，這不但可能已觸犯相關法律，也對於公務人員個人權益造成嚴重損害」，爰行政院人事行政總處函請各機關對於加班費、獎金之發給，應確依相關法律<text:span text:style-name="T6">(</text:span>規<text:span text:style-name="T6">)</text:span>及行政院訂頒或核定之支給規定辦理，如有未依規定支給等相關違失，應檢視查明並依規定追究相關人員責任。</text:p>
            </text:list-item>
            <text:list-item>
              <text:p text:style-name="P8">有關公務人員保訓委員會宣導「公務人員行政中立關鍵知識報你知」，業已刊登本所差勤系統網站布告欄，惠請轉知所屬同仁上網查閱。 <text:s text:c="4"/></text:p>
            </text:list-item>
          </text:list>
        </text:list-item>
        <text:list-item>
          <text:p text:style-name="P8">會計</text:p>
          <text:list>
            <text:list-item>
              <text:p text:style-name="P8">基隆市議會第18屆第4次定期會，預計於11月17日起審查106年度總預算案，請各課室注意審查進度。</text:p>
            </text:list-item>
            <text:list-item>
              <text:p text:style-name="P5">依據基府決貳字第1050140886號函，有關國內機票款項報支之處理程 序，說明如下：現行空公司作業多已電子化，使用電子登證者，得依政府支出應證處理要點第3點及第21點規定，以網路下載列印電子登機證紙本並簽名後辦理報支。</text:p>
            </text:list-item>
            <text:list-item>
              <text:p text:style-name="P5">依據104年12月18日基府主歲貳字第1040255028號函，預算數之10%分配於12月應預嚴格控管，不予支用；若確有業務需要，應簽奉市長核准後方可執行，各課應業務需要請依規定辦理解控。</text:p>
            </text:list-item>
          </text:list>
        </text:list-item>
        <text:list-item>
          <text:p text:style-name="P8">研考</text:p>
        </text:list-item>
      </text:list>
      <text:list xml:id="list1588512028791922994" text:style-name="L4">
        <text:list-item>
          <text:list>
            <text:list-item>
              <text:p text:style-name="P10"><text:span text:style-name="T6">105</text:span>年<text:span text:style-name="T6">10</text:span>月份業務宣導：網站<text:span text:style-name="T6">1</text:span>則<text:span text:style-name="T6">(</text:span>跨所登記<text:span text:style-name="T6">)</text:span>、粉絲專頁<text:span text:style-name="T6">2</text:span>則<text:span text:style-name="T6">(</text:span>線上地政便利包、地籍異動即時通<text:span text:style-name="T6">)</text:span>。 <text:s/></text:p>
            </text:list-item>
            <text:list-item>
              <text:p text:style-name="P14"><text:span text:style-name="T6">105</text:span>年度為民服務滿意度及員工滿意度調查分析報告，業已會知各課並於今日陳核完畢。</text:p>
            </text:list-item>
          </text:list>
        </text:list-item>
      </text:list>
      <text:list xml:id="list512668127163359626" text:style-name="L5">
        <text:list-item>
          <text:p text:style-name="P6">主席指示事項</text:p>
          <text:list>
            <text:list-item>
              <text:p text:style-name="P7"><text:bookmark text:name="yui_3_16_0_ym19_1_1479111665149_4349"/><text:bookmark text:name="yui_3_16_0_ym19_1_1479111665149_4348"/><text:span text:style-name="T3">內政部</text:span><text:bookmark text:name="yui_3_16_0_ym19_1_1479111665149_4351"/><text:span text:style-name="T4">105</text:span><text:span text:style-name="T3">年對本市地政業務督導考評建議改進事項請切實辦理，對於其他縣市的優點請多加學習並做為改進的目標。</text:span><text:span text:style-name="T3"> </text:span></text:p>
            </text:list-item>
            <text:list-item>
              <text:p text:style-name="P7"><text:bookmark text:name="yui_3_16_0_ym19_1_1479111665149_4400"/><text:bookmark text:name="yui_3_16_0_ym19_1_1479111665149_4399"/><text:soft-page-break/><text:span text:style-name="T4">106</text:span><text:bookmark text:name="yui_3_16_0_ym19_1_1479111665149_4347"/><text:bookmark text:name="yui_3_16_0_ym19_1_1479111665149_4346"/><text:span text:style-name="T3">年重測預算議會如順利通過，除請依地籍圖重測計畫及工作手冊作業外，對市府委任地所重測異議之複丈受理申請等業務更應注意承接辦理。 </text:span></text:p>
            </text:list-item>
            <text:list-item>
              <text:p text:style-name="P7"><text:bookmark text:name="yui_3_16_0_ym19_1_1479111665149_2742"/><text:bookmark text:name="yui_3_16_0_ym19_1_1479111665149_2741"/><text:span text:style-name="T3">在測量助理尚未補齊前，陳課長應就工作為適度的調派，並盡力督導及提升素質較差同仁的工作知能。 </text:span></text:p>
            </text:list-item>
            <text:list-item>
              <text:p text:style-name="P7"><text:bookmark text:name="yui_3_16_0_ym19_1_1479111665149_2765"/><text:bookmark text:name="yui_3_16_0_ym19_1_1479111665149_2767"/><text:span text:style-name="T3">有關臺灣港務股份有限公司基隆港務分公司召開之「基隆港西案櫃場之地籍樁位偏移校正協商會議」案，</text:span><text:span text:style-name="T3">請陳課長檢視該分公司所提港西</text:span><text:span text:style-name="T4">16</text:span><text:span text:style-name="T3">至</text:span><text:bookmark text:name="yui_3_16_0_ym19_1_1479111665149_2768"/><text:span text:style-name="T4">33</text:span><text:span text:style-name="T3">號碼頭地籍圖資有否誤謬，並提出解決辦法。</text:span><text:span text:style-name="T3"> </text:span></text:p>
            </text:list-item>
            <text:list-item>
              <text:p text:style-name="P13"><text:bookmark text:name="yui_3_16_0_ym19_1_1479111665149_2769"/><text:bookmark text:name="yui_3_16_0_ym19_1_1479111665149_2771"/>每月基線場經緯儀觀測檢校事，除因法院囑託或其他必要測量案件，二課同仁應一律參加並互相學習。</text:p>
            </text:list-item>
            <text:list-item>
              <text:p text:style-name="P7"><text:bookmark text:name="yui_3_16_0_ym19_1_1479111665149_2762"/><text:bookmark text:name="yui_3_16_0_ym19_1_1479111665149_2761"/><text:bookmark text:name="yui_3_16_0_ym19_1_1479111665149_2763"/><text:bookmark text:name="yui_3_16_0_ym19_1_1479111665149_4649"/><text:span text:style-name="T4">105</text:span><text:span text:style-name="T3">年度為民服務問卷調查民眾整體滿意度</text:span><text:bookmark text:name="yui_3_16_0_ym19_1_1479111665149_2764"/><text:span text:style-name="T4">96.12%</text:span><text:span text:style-name="T3">雖較</text:span><text:span text:style-name="T4">104</text:span><text:span text:style-name="T3">年有成長</text:span><text:span text:style-name="T4">5.94%</text:span><text:span text:style-name="T3">，但民眾對本所設施</text:span><text:bookmark text:name="yui_3_16_0_ym19_1_1479111665149_2774"/><text:bookmark text:name="yui_3_16_0_ym19_1_1479111665149_2775"/>有微幅下降（<text:bookmark text:name="yui_3_16_0_ym19_1_1479111665149_4511"/><text:span text:style-name="T6">1.62</text:span><text:span text:style-name="T7">%</text:span>）<text:span text:style-name="T1">的感受</text:span>，另資訊服務及行政流程<text:span text:style-name="T1">係</text:span>民眾認為最應加強之處，請各<text:span text:style-name="T1">位</text:span>課長再行檢視<text:bookmark text:name="yui_3_16_0_ym19_1_1479111665149_4651"/><text:bookmark text:name="yui_3_16_0_ym19_1_1479111665149_4652"/>並確實改進<text:span text:style-name="T1">。</text:span></text:p>
            </text:list-item>
            <text:list-item>
              <text:p text:style-name="P13">105年度員工滿意度調查結果平均滿意度82.52%較104年(88%)下降5.48%，其中主管與同仁、同仁與同仁間溝通仍有協調進步的空間，請各課就滿意度下降及不滿意部分詳加瞭解並確實改善。</text:p>
            </text:list-item>
          </text:list>
        </text:list-item>
      </text:list>
      <text:p text:style-name="P3"/>
      <text:list xml:id="list31312482" text:continue-numbering="true" text:style-name="L5">
        <text:list-item>
          <text:p text:style-name="P6">散會：下午2時55分</text:p>
          <text:list>
            <text:list-header>
              <text:p text:style-name="P6"/>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erif"/>
    <style:font-face style:name="標楷體" svg:font-family="標楷體" style:font-family-generic="script"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新細明體" svg:font-family="新細明體"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新細明體"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新細明體"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14pt" style:font-name-asian="標楷體"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zh" style:country-asian="TW"/>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span text:style-name="MT1"><text:page-count>5</text:page-count></text:span></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登記課 安樂地政</meta:initial-creator>
    <meta:creation-date>2016-06-29T13:28:16.62</meta:creation-date>
    <dc:date>2016-11-15T11:13:53.44</dc:date>
    <dc:creator>登記課 安樂地政</dc:creator>
    <meta:editing-duration>PT9H48M1S</meta:editing-duration>
    <meta:editing-cycles>38</meta:editing-cycles>
    <meta:generator>OpenOffice/4.1.2$Win32 OpenOffice.org_project/412m3$Build-9782</meta:generator>
    <meta:document-statistic meta:table-count="0" meta:image-count="0" meta:object-count="0" meta:page-count="5" meta:paragraph-count="61" meta:word-count="2530" meta:character-count="2842"/>
  </office:meta>
</office:document-meta>
</file>